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Tahoma1" svg:font-family="Tahoma"/>
    <style:font-face style:name="verdana" svg:font-family="verdan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1" style:family="table">
      <style:table-properties style:width="6.0229in" style:rel-width="90%" table:align="left"/>
    </style:style>
    <style:style style:name="Table1.A" style:family="table-column">
      <style:table-column-properties style:column-width="2.409in" style:rel-column-width="3469*"/>
    </style:style>
    <style:style style:name="Table1.B" style:family="table-column">
      <style:table-column-properties style:column-width="1.1743in" style:rel-column-width="1691*"/>
    </style:style>
    <style:style style:name="Table1.C" style:family="table-column">
      <style:table-column-properties style:column-width="1.2347in" style:rel-column-width="1778*"/>
    </style:style>
    <style:style style:name="Table1.D" style:family="table-column">
      <style:table-column-properties style:column-width="1.2049in" style:rel-column-width="1735*"/>
    </style:style>
    <style:style style:name="Table1.A2" style:family="table-cell">
      <style:table-cell-properties style:vertical-align="middle"/>
    </style:style>
    <style:style style:name="Table1.C4" style:family="table-cell" style:data-style-name="N0">
      <style:table-cell-properties style:vertical-align="middle"/>
    </style:style>
    <style:style style:name="Table1.C36" style:family="table-cell" style:data-style-name="N104">
      <style:table-cell-properties style:vertical-align="middle"/>
    </style:style>
    <style:style style:name="P1" style:family="paragraph" style:parent-style-name="Text_20_body">
      <style:paragraph-properties fo:orphans="2" fo:widows="2"/>
      <style:text-properties fo:font-variant="normal" fo:text-transform="none" fo:color="#000000" fo:letter-spacing="normal"/>
    </style:style>
    <style:style style:name="P2" style:family="paragraph" style:parent-style-name="Table_20_Contents">
      <style:text-properties fo:font-weight="bold"/>
    </style:style>
    <style:style style:name="P3" style:family="paragraph" style:parent-style-name="Table_20_Contents">
      <style:paragraph-properties fo:text-align="end" style:justify-single-word="false"/>
      <style:text-properties fo:font-weight="bold"/>
    </style:style>
    <style:style style:name="P4" style:family="paragraph" style:parent-style-name="Table_20_Contents">
      <style:text-properties fo:font-weight="bold" style:font-weight-asian="bold" style:font-weight-complex="bold"/>
    </style:style>
    <style:style style:name="P5" style:family="paragraph" style:parent-style-name="Table_20_Contents">
      <style:paragraph-properties fo:text-align="end" style:justify-single-word="false"/>
    </style:style>
    <style:style style:name="P6" style:family="paragraph" style:parent-style-name="Table_20_Contents">
      <style:paragraph-properties fo:text-align="end" style:justify-single-word="false"/>
      <style:text-properties style:text-underline-style="solid" style:text-underline-width="auto" style:text-underline-color="font-color"/>
    </style:style>
    <style:style style:name="P7" style:family="paragraph" style:parent-style-name="Table_20_Contents">
      <style:text-properties style:text-underline-style="solid" style:text-underline-width="auto" style:text-underline-color="font-color" fo:font-weight="normal" style:font-weight-asian="normal" style:font-weight-complex="normal"/>
    </style:style>
    <style:style style:name="P8" style:family="paragraph" style:parent-style-name="Table_20_Contents">
      <style:text-properties style:text-underline-style="solid" style:text-underline-width="auto" style:text-underline-color="font-color" fo:font-weight="bold" style:font-weight-asian="bold" style:font-weight-complex="bold"/>
    </style:style>
    <style:style style:name="P9" style:family="paragraph" style:parent-style-name="Table_20_Contents">
      <style:text-properties fo:font-size="2pt" style:font-size-asian="2pt" style:font-size-complex="2pt"/>
    </style:style>
    <style:style style:name="P10" style:family="paragraph" style:parent-style-name="Table_20_Contents">
      <style:text-properties fo:font-weight="normal" style:font-weight-asian="normal" style:font-weight-complex="normal"/>
    </style:style>
    <style:style style:name="P11" style:family="paragraph" style:parent-style-name="Table_20_Contents">
      <style:text-properties style:text-underline-style="none" fo:font-weight="normal" style:font-weight-asian="normal" style:font-weight-complex="normal"/>
    </style:style>
    <style:style style:name="P12" style:family="paragraph" style:parent-style-name="Standard">
      <style:text-properties fo:font-weight="bold" style:font-weight-asian="bold" style:font-weight-complex="bold"/>
    </style:style>
    <style:style style:name="P13" style:family="paragraph" style:parent-style-name="Standard">
      <style:text-properties style:text-underline-style="solid" style:text-underline-width="auto" style:text-underline-color="font-color"/>
    </style:style>
    <style:style style:name="P14" style:family="paragraph" style:parent-style-name="Table_20_Contents">
      <style:text-properties style:text-underline-style="none" fo:font-weight="normal" style:font-weight-asian="normal" style:font-weight-complex="normal"/>
    </style:style>
    <style:style style:name="P15" style:family="paragraph" style:parent-style-name="Table_20_Contents">
      <style:text-properties style:text-underline-style="solid" style:text-underline-width="auto" style:text-underline-color="font-color" fo:font-weight="normal" style:font-weight-asian="normal" style:font-weight-complex="normal"/>
    </style:style>
    <style:style style:name="P16" style:family="paragraph" style:parent-style-name="Table_20_Contents">
      <style:paragraph-properties fo:text-align="end" style:justify-single-word="false"/>
      <style:text-properties fo:color="#ff0000" fo:font-weight="bold"/>
    </style:style>
    <style:style style:name="P17" style:family="paragraph" style:parent-style-name="Table_20_Contents">
      <style:text-properties fo:font-weight="bold" style:font-weight-asian="bold" style:font-weight-complex="bold"/>
    </style:style>
    <style:style style:name="T1" style:family="text">
      <style:text-properties style:text-position="super 58%"/>
    </style:style>
    <style:style style:name="T2" style:family="text">
      <style:text-properties style:text-position="super 58%" style:text-underline-style="none"/>
    </style:style>
    <style:style style:name="T3" style:family="text">
      <style:text-properties style:text-underline-style="solid" style:text-underline-width="auto" style:text-underline-color="font-color"/>
    </style:style>
    <style:style style:name="T4" style:family="text">
      <style:text-properties style:text-underline-style="none"/>
    </style:style>
    <style:style style:name="T5" style:family="text">
      <style:text-properties style:text-underline-style="none" fo:font-weight="normal" style:font-weight-asian="normal" style:font-weight-complex="normal"/>
    </style:style>
    <style:style style:name="T6" style:family="text">
      <style:text-properties fo:font-weight="normal" style:font-weight-asian="normal" style:font-weight-complex="normal"/>
    </style:style>
    <style:style style:name="T7" style:family="text">
      <style:text-properties fo:font-style="normal" style:text-underline-style="none" style:font-style-asian="normal" style:font-style-complex="normal"/>
    </style:style>
    <number:number-style style:name="N0">
      <number:number number:min-integer-digits="1"/>
    </number:number-style>
    <number:date-style style:name="N37" number:automatic-order="true">
      <number:month number:style="long"/>
      <number:text>/</number:text>
      <number:day number:style="long"/>
      <number:text>/</number:text>
      <number:year/>
    </number:date-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date style:data-style-name="N37" text:date-value="2010-06-19T19:34:56.45" text:fixed="true">06/19/10</text:date></text:p>
      <text:p text:style-name="Standard"/>
      <text:p text:style-name="Standard"/>
      <text:p text:style-name="Standard"/>
      <table:table table:name="Table1" table:style-name="Table1">
        <table:table-column table:style-name="Table1.A"/>
        <table:table-column table:style-name="Table1.B"/>
        <table:table-column table:style-name="Table1.C"/>
        <table:table-column table:style-name="Table1.D"/>
        <table:table-row>
          <table:table-cell table:number-columns-spanned="4" office:value-type="string">
            <text:p text:style-name="Table_20_Contents">Sample Company<text:line-break/>Budget<text:line-break/>January 1, xxxx to December 31, xxxx</text:p>
            <text:p text:style-name="Horizontal_20_Line"/>
          </table:table-cell>
          <table:covered-table-cell/>
          <table:covered-table-cell/>
          <table:covered-table-cell/>
        </table:table-row>
        <table:table-row>
          <table:table-cell table:style-name="Table1.A2" office:value-type="string">
            <text:p text:style-name="P2">Category</text:p>
            <text:p text:style-name="Horizontal_20_Line"/>
          </table:table-cell>
          <table:table-cell table:style-name="Table1.A2" office:value-type="string">
            <text:p text:style-name="P3">Actual</text:p>
            <text:p text:style-name="Horizontal_20_Line"/>
          </table:table-cell>
          <table:table-cell table:style-name="Table1.A2" office:value-type="string">
            <text:p text:style-name="P3">Budget</text:p>
            <text:p text:style-name="Horizontal_20_Line"/>
          </table:table-cell>
          <table:table-cell table:style-name="Table1.A2" office:value-type="string">
            <text:p text:style-name="P3">Difference</text:p>
            <text:p text:style-name="Horizontal_20_Line"/>
          </table:table-cell>
        </table:table-row>
        <table:table-row>
          <table:table-cell table:style-name="Table1.A2" office:value-type="string">
            <text:p text:style-name="P2">Inflows</text:p>
          </table:table-cell>
          <table:table-cell table:style-name="Table1.A2" table:number-columns-spanned="3" office:value-type="string">
            <text:p text:style-name="Table_20_Contents"/>
          </table:table-cell>
          <table:covered-table-cell/>
          <table:covered-table-cell/>
        </table:table-row>
        <table:table-row>
          <table:table-cell table:style-name="Table1.A2" office:value-type="string">
            <text:p text:style-name="Table_20_Contents">Net Sales</text:p>
          </table:table-cell>
          <table:table-cell table:style-name="Table1.A2" office:value-type="string">
            <text:p text:style-name="P5">??</text:p>
          </table:table-cell>
          <table:table-cell table:style-name="Table1.C4" office:value-type="float" office:value="5000">
            <text:p text:style-name="P5">5000</text:p>
          </table:table-cell>
          <table:table-cell table:style-name="Table1.C4" office:value-type="float" office:value="5000">
            <text:p text:style-name="P5">5000</text:p>
          </table:table-cell>
        </table:table-row>
        <table:table-row>
          <table:table-cell table:style-name="Table1.A2" table:number-columns-spanned="4" office:value-type="string">
            <text:p text:style-name="Table_20_Contents"/>
          </table:table-cell>
          <table:covered-table-cell/>
          <table:covered-table-cell/>
          <table:covered-table-cell/>
        </table:table-row>
        <table:table-row>
          <table:table-cell table:style-name="Table1.A2" office:value-type="string">
            <text:p text:style-name="Table_20_Contents">Cost of Goods</text:p>
          </table:table-cell>
          <table:table-cell table:style-name="Table1.A2" table:number-columns-spanned="2" office:value-type="string">
            <text:p text:style-name="P5">??</text:p>
          </table:table-cell>
          <table:covered-table-cell/>
          <table:table-cell office:value-type="string">
            <text:p text:style-name="P9"/>
          </table:table-cell>
        </table:table-row>
        <table:table-row>
          <table:table-cell table:style-name="Table1.A2" office:value-type="string">
            <text:p text:style-name="Table_20_Contents">Merchandise Inventory, January 1</text:p>
          </table:table-cell>
          <table:table-cell table:style-name="Table1.A2" office:value-type="string">
            <text:p text:style-name="P5">??</text:p>
          </table:table-cell>
          <table:table-cell table:style-name="Table1.C4" office:value-type="float" office:value="0">
            <text:p text:style-name="P5">0</text:p>
          </table:table-cell>
          <table:table-cell table:style-name="Table1.A2" office:value-type="string">
            <text:p text:style-name="P5">0</text:p>
          </table:table-cell>
        </table:table-row>
        <table:table-row>
          <table:table-cell table:style-name="Table1.A2" office:value-type="string">
            <text:p text:style-name="Table_20_Contents">Purchases </text:p>
          </table:table-cell>
          <table:table-cell table:style-name="Table1.A2" office:value-type="string">
            <text:p text:style-name="P5">??</text:p>
          </table:table-cell>
          <table:table-cell table:style-name="Table1.C4" office:value-type="float" office:value="300">
            <text:p text:style-name="P5">300</text:p>
          </table:table-cell>
          <table:table-cell table:style-name="Table1.C4" office:value-type="float" office:value="300">
            <text:p text:style-name="P5">300</text:p>
          </table:table-cell>
        </table:table-row>
        <table:table-row>
          <table:table-cell table:style-name="Table1.A2" office:value-type="string">
            <text:p text:style-name="Table_20_Contents">Freight Charges</text:p>
          </table:table-cell>
          <table:table-cell table:style-name="Table1.A2" office:value-type="string">
            <text:p text:style-name="P6">??</text:p>
          </table:table-cell>
          <table:table-cell table:style-name="Table1.C4" office:value-type="float" office:value="0">
            <text:p text:style-name="P6">0</text:p>
          </table:table-cell>
          <table:table-cell table:style-name="Table1.C4" office:value-type="float" office:value="0">
            <text:p text:style-name="P6">0</text:p>
          </table:table-cell>
        </table:table-row>
        <table:table-row>
          <table:table-cell table:style-name="Table1.A2" office:value-type="string">
            <text:p text:style-name="Table_20_Contents">Total Merchandise Handled</text:p>
          </table:table-cell>
          <table:table-cell table:style-name="Table1.A2" office:value-type="string">
            <text:p text:style-name="P5">??</text:p>
          </table:table-cell>
          <table:table-cell table:style-name="Table1.C4" office:value-type="float" office:value="300">
            <text:p text:style-name="P5">300</text:p>
          </table:table-cell>
          <table:table-cell table:style-name="Table1.C4" office:value-type="float" office:value="300">
            <text:p text:style-name="P5">300</text:p>
          </table:table-cell>
        </table:table-row>
        <table:table-row>
          <table:table-cell table:style-name="Table1.A2" table:number-columns-spanned="4" office:value-type="string">
            <text:p text:style-name="Table_20_Contents"/>
          </table:table-cell>
          <table:covered-table-cell/>
          <table:covered-table-cell/>
          <table:covered-table-cell/>
        </table:table-row>
        <table:table-row>
          <table:table-cell table:style-name="Table1.A2" office:value-type="string">
            <text:p text:style-name="Table_20_Contents">Less Inventory, December 31</text:p>
          </table:table-cell>
          <table:table-cell table:style-name="Table1.A2" office:value-type="string">
            <text:p text:style-name="P6">??</text:p>
          </table:table-cell>
          <table:table-cell table:style-name="Table1.C4" office:value-type="float" office:value="0">
            <text:p text:style-name="P6">0</text:p>
          </table:table-cell>
          <table:table-cell table:style-name="Table1.C4" office:value-type="float" office:value="0">
            <text:p text:style-name="P6">0</text:p>
          </table:table-cell>
        </table:table-row>
        <table:table-row>
          <table:table-cell table:style-name="Table1.A2" table:number-columns-spanned="4" office:value-type="string">
            <text:p text:style-name="Table_20_Contents"/>
          </table:table-cell>
          <table:covered-table-cell/>
          <table:covered-table-cell/>
          <table:covered-table-cell/>
        </table:table-row>
        <table:table-row>
          <table:table-cell table:style-name="Table1.A2" office:value-type="string">
            <text:p text:style-name="Table_20_Contents">Cost of Goods Sold</text:p>
          </table:table-cell>
          <table:table-cell table:style-name="Table1.A2" office:value-type="string">
            <text:p text:style-name="P6">??</text:p>
          </table:table-cell>
          <table:table-cell table:style-name="Table1.C4" office:value-type="float" office:value="300">
            <text:p text:style-name="P6">300</text:p>
          </table:table-cell>
          <table:table-cell table:style-name="Table1.C4" office:value-type="float" office:value="300">
            <text:p text:style-name="P6">300</text:p>
          </table:table-cell>
        </table:table-row>
        <table:table-row>
          <table:table-cell table:style-name="Table1.A2" table:number-columns-spanned="4" office:value-type="string">
            <text:p text:style-name="Table_20_Contents"/>
          </table:table-cell>
          <table:covered-table-cell/>
          <table:covered-table-cell/>
          <table:covered-table-cell/>
        </table:table-row>
        <table:table-row>
          <table:table-cell table:style-name="Table1.A2" office:value-type="string">
            <text:p text:style-name="Table_20_Contents">Gross Profit</text:p>
          </table:table-cell>
          <table:table-cell table:style-name="Table1.A2" office:value-type="string">
            <text:p text:style-name="P5">??</text:p>
          </table:table-cell>
          <table:table-cell table:style-name="Table1.C4" office:value-type="float" office:value="4700">
            <text:p text:style-name="P5">4700</text:p>
          </table:table-cell>
          <table:table-cell table:style-name="Table1.C4" office:value-type="float" office:value="4700">
            <text:p text:style-name="P5">4700</text:p>
          </table:table-cell>
        </table:table-row>
        <table:table-row>
          <table:table-cell table:style-name="Table1.A2" table:number-columns-spanned="4" office:value-type="string">
            <text:p text:style-name="Table_20_Contents"/>
          </table:table-cell>
          <table:covered-table-cell/>
          <table:covered-table-cell/>
          <table:covered-table-cell/>
        </table:table-row>
        <table:table-row>
          <table:table-cell table:style-name="Table1.A2" office:value-type="string">
            <text:p text:style-name="Table_20_Contents">Interest Income</text:p>
          </table:table-cell>
          <table:table-cell table:style-name="Table1.A2" office:value-type="string">
            <text:p text:style-name="P6">??</text:p>
          </table:table-cell>
          <table:table-cell table:style-name="Table1.C4" office:value-type="float" office:value="0">
            <text:p text:style-name="P6">0</text:p>
          </table:table-cell>
          <table:table-cell table:style-name="Table1.C4" office:value-type="float" office:value="0">
            <text:p text:style-name="P6">0</text:p>
          </table:table-cell>
        </table:table-row>
        <table:table-row>
          <table:table-cell table:style-name="Table1.A2" office:value-type="string">
            <text:p text:style-name="P2">Total Income</text:p>
          </table:table-cell>
          <table:table-cell table:style-name="Table1.A2" office:value-type="string">
            <text:p text:style-name="P3">??</text:p>
          </table:table-cell>
          <table:table-cell table:style-name="Table1.C4" office:value-type="float" office:value="4700">
            <text:p text:style-name="P3">4700</text:p>
          </table:table-cell>
          <table:table-cell table:style-name="Table1.C4" office:value-type="float" office:value="4700">
            <text:p text:style-name="P3">4700</text:p>
          </table:table-cell>
        </table:table-row>
        <table:table-row>
          <table:table-cell table:style-name="Table1.A2" table:number-columns-spanned="4" office:value-type="string">
            <text:p text:style-name="Table_20_Contents"/>
          </table:table-cell>
          <table:covered-table-cell/>
          <table:covered-table-cell/>
          <table:covered-table-cell/>
        </table:table-row>
        <table:table-row>
          <table:table-cell table:style-name="Table1.A2" office:value-type="string">
            <text:p text:style-name="P2">Expenses</text:p>
          </table:table-cell>
          <table:table-cell table:style-name="Table1.A2" office:value-type="string">
            <text:p text:style-name="P5">??</text:p>
          </table:table-cell>
          <table:table-cell table:style-name="Table1.A2" office:value-type="string">
            <text:p text:style-name="Table_20_Contents"/>
          </table:table-cell>
          <table:table-cell table:style-name="Table1.A2" office:value-type="string">
            <text:p text:style-name="Table_20_Contents"/>
          </table:table-cell>
        </table:table-row>
        <table:table-row>
          <table:table-cell table:style-name="Table1.A2" office:value-type="string">
            <text:p text:style-name="Table_20_Contents">Salaries</text:p>
          </table:table-cell>
          <table:table-cell table:style-name="Table1.A2" office:value-type="string">
            <text:p text:style-name="P5">??</text:p>
          </table:table-cell>
          <table:table-cell table:style-name="Table1.A2" office:value-type="string">
            <text:p text:style-name="P5">45,000</text:p>
          </table:table-cell>
          <table:table-cell table:style-name="Table1.C4" office:value-type="float" office:value="45000">
            <text:p text:style-name="P5">45000</text:p>
          </table:table-cell>
        </table:table-row>
        <table:table-row>
          <table:table-cell table:style-name="Table1.A2" office:value-type="string">
            <text:p text:style-name="Table_20_Contents">Utilities</text:p>
          </table:table-cell>
          <table:table-cell table:style-name="Table1.A2" office:value-type="string">
            <text:p text:style-name="P5">??</text:p>
          </table:table-cell>
          <table:table-cell table:style-name="Table1.C4" office:value-type="float" office:value="3600">
            <text:p text:style-name="P5">3600</text:p>
          </table:table-cell>
          <table:table-cell table:style-name="Table1.C4" office:value-type="float" office:value="3600">
            <text:p text:style-name="P5">3600</text:p>
          </table:table-cell>
        </table:table-row>
        <table:table-row>
          <table:table-cell table:style-name="Table1.A2" office:value-type="string">
            <text:p text:style-name="Table_20_Contents">Rent</text:p>
          </table:table-cell>
          <table:table-cell table:style-name="Table1.A2" office:value-type="string">
            <text:p text:style-name="P5">??</text:p>
          </table:table-cell>
          <table:table-cell table:style-name="Table1.C4" office:value-type="float" office:value="0">
            <text:p text:style-name="P5">0</text:p>
          </table:table-cell>
          <table:table-cell table:style-name="Table1.A2" office:value-type="string">
            <text:p text:style-name="P5">0</text:p>
          </table:table-cell>
        </table:table-row>
        <table:table-row>
          <table:table-cell table:style-name="Table1.A2" office:value-type="string">
            <text:p text:style-name="Table_20_Contents">Office Supplies</text:p>
          </table:table-cell>
          <table:table-cell table:style-name="Table1.A2" office:value-type="string">
            <text:p text:style-name="P5">??</text:p>
          </table:table-cell>
          <table:table-cell table:style-name="Table1.A2" office:value-type="string">
            <text:p text:style-name="P5">3,000</text:p>
          </table:table-cell>
          <table:table-cell table:style-name="Table1.C4" office:value-type="float" office:value="3000">
            <text:p text:style-name="P5">3000</text:p>
          </table:table-cell>
        </table:table-row>
        <table:table-row>
          <table:table-cell table:style-name="Table1.A2" office:value-type="string">
            <text:p text:style-name="Table_20_Contents">Insurance</text:p>
          </table:table-cell>
          <table:table-cell table:style-name="Table1.A2" office:value-type="string">
            <text:p text:style-name="P5">??</text:p>
          </table:table-cell>
          <table:table-cell table:style-name="Table1.C4" office:value-type="float" office:value="0">
            <text:p text:style-name="P5">0</text:p>
          </table:table-cell>
          <table:table-cell table:style-name="Table1.A2" office:value-type="string">
            <text:p text:style-name="P5">0</text:p>
          </table:table-cell>
        </table:table-row>
        <table:table-row>
          <table:table-cell table:style-name="Table1.A2" office:value-type="string">
            <text:p text:style-name="Table_20_Contents">Advertising</text:p>
          </table:table-cell>
          <table:table-cell table:style-name="Table1.A2" office:value-type="string">
            <text:p text:style-name="P5">??</text:p>
          </table:table-cell>
          <table:table-cell table:style-name="Table1.A2" office:value-type="string">
            <text:p text:style-name="P5">9,000</text:p>
          </table:table-cell>
          <table:table-cell table:style-name="Table1.C4" office:value-type="float" office:value="-9000">
            <text:p text:style-name="P5">-9000</text:p>
          </table:table-cell>
        </table:table-row>
        <table:table-row>
          <table:table-cell table:style-name="Table1.A2" office:value-type="string">
            <text:p text:style-name="Table_20_Contents">Telephone</text:p>
          </table:table-cell>
          <table:table-cell table:style-name="Table1.A2" office:value-type="string">
            <text:p text:style-name="P5">??</text:p>
          </table:table-cell>
          <table:table-cell table:style-name="Table1.C4" office:value-type="float" office:value="900">
            <text:p text:style-name="P5">900</text:p>
          </table:table-cell>
          <table:table-cell table:style-name="Table1.C4" office:value-type="float" office:value="900">
            <text:p text:style-name="P5">900</text:p>
          </table:table-cell>
        </table:table-row>
        <table:table-row>
          <table:table-cell table:style-name="Table1.A2" office:value-type="string">
            <text:p text:style-name="Table_20_Contents">Travel and Entertainment</text:p>
          </table:table-cell>
          <table:table-cell table:style-name="Table1.A2" office:value-type="string">
            <text:p text:style-name="P5">??</text:p>
          </table:table-cell>
          <table:table-cell table:style-name="Table1.C4" office:value-type="float" office:value="2400">
            <text:p text:style-name="P5">2400</text:p>
          </table:table-cell>
          <table:table-cell table:style-name="Table1.C4" office:value-type="float" office:value="2400">
            <text:p text:style-name="P5">2400</text:p>
          </table:table-cell>
        </table:table-row>
        <table:table-row>
          <table:table-cell table:style-name="Table1.A2" office:value-type="string">
            <text:p text:style-name="Table_20_Contents">Dues &amp; Subscriptions</text:p>
          </table:table-cell>
          <table:table-cell table:style-name="Table1.A2" office:value-type="string">
            <text:p text:style-name="P5">??</text:p>
          </table:table-cell>
          <table:table-cell table:style-name="Table1.C4" office:value-type="float" office:value="0">
            <text:p text:style-name="P5">0</text:p>
          </table:table-cell>
          <table:table-cell table:style-name="Table1.C4" office:value-type="float" office:value="0">
            <text:p text:style-name="P5">0</text:p>
          </table:table-cell>
        </table:table-row>
        <table:table-row>
          <table:table-cell table:style-name="Table1.A2" office:value-type="string">
            <text:p text:style-name="Table_20_Contents">Interest Paid</text:p>
          </table:table-cell>
          <table:table-cell table:style-name="Table1.A2" office:value-type="string">
            <text:p text:style-name="P5">??</text:p>
          </table:table-cell>
          <table:table-cell table:style-name="Table1.C4" office:value-type="float" office:value="0">
            <text:p text:style-name="P5">0</text:p>
          </table:table-cell>
          <table:table-cell table:style-name="Table1.C4" office:value-type="float" office:value="0">
            <text:p text:style-name="P5">0</text:p>
          </table:table-cell>
        </table:table-row>
        <table:table-row>
          <table:table-cell table:style-name="Table1.A2" office:value-type="string">
            <text:p text:style-name="Table_20_Contents">Repairs &amp; Maintenance</text:p>
          </table:table-cell>
          <table:table-cell table:style-name="Table1.A2" office:value-type="string">
            <text:p text:style-name="P5">??</text:p>
          </table:table-cell>
          <table:table-cell table:style-name="Table1.C4" office:value-type="float" office:value="0">
            <text:p text:style-name="P5">0</text:p>
          </table:table-cell>
          <table:table-cell table:style-name="Table1.C4" office:value-type="float" office:value="0">
            <text:p text:style-name="P5">0</text:p>
          </table:table-cell>
        </table:table-row>
        <table:table-row>
          <table:table-cell table:style-name="Table1.A2" office:value-type="string">
            <text:p text:style-name="Table_20_Contents">Taxes &amp; Licenses</text:p>
          </table:table-cell>
          <table:table-cell table:style-name="Table1.A2" office:value-type="string">
            <text:p text:style-name="P5">??</text:p>
          </table:table-cell>
          <table:table-cell table:style-name="Table1.C4" office:value-type="float" office:value="0">
            <text:p text:style-name="P5">0</text:p>
          </table:table-cell>
          <table:table-cell table:style-name="Table1.C4" office:value-type="float" office:value="0">
            <text:p text:style-name="P5">0</text:p>
          </table:table-cell>
        </table:table-row>
        <table:table-row>
          <table:table-cell table:style-name="Table1.A2" office:value-type="string">
            <text:p text:style-name="P2">Total Expenses</text:p>
          </table:table-cell>
          <table:table-cell table:style-name="Table1.A2" office:value-type="string">
            <text:p text:style-name="P3">??</text:p>
          </table:table-cell>
          <table:table-cell table:style-name="Table1.C4" office:value-type="float" office:value="63900">
            <text:p text:style-name="P3">63900</text:p>
          </table:table-cell>
          <table:table-cell table:style-name="Table1.C4" office:value-type="float" office:value="63900">
            <text:p text:style-name="P3">63900</text:p>
          </table:table-cell>
        </table:table-row>
        <table:table-row>
          <table:table-cell table:style-name="Table1.A2" table:number-columns-spanned="3" office:value-type="string">
            <text:p text:style-name="Table_20_Contents"/>
          </table:table-cell>
          <table:covered-table-cell/>
          <table:covered-table-cell/>
          <table:table-cell office:value-type="string">
            <text:p text:style-name="P9"/>
          </table:table-cell>
        </table:table-row>
        <table:table-row>
          <table:table-cell table:style-name="Table1.A2" office:value-type="string">
            <text:p text:style-name="P2">Net Income</text:p>
          </table:table-cell>
          <table:table-cell table:style-name="Table1.A2" office:value-type="string">
            <text:p text:style-name="P3">??</text:p>
          </table:table-cell>
          <table:table-cell table:style-name="Table1.C36" office:value-type="currency" office:currency="USD" office:value="-59200">
            <text:p text:style-name="P16">-$59,200.00</text:p>
          </table:table-cell>
          <table:table-cell table:style-name="Table1.C36" office:value-type="currency" office:currency="USD" office:value="-59200">
            <text:p text:style-name="P16">-$59,200.00</text:p>
          </table:table-cell>
        </table:table-row>
      </table:table>
      <text:p text:style-name="P1"/>
      <text:p text:style-name="Standard"/>
      <text:p text:style-name="Standard"/>
      <text:p text:style-name="Standard"/>
      <text:p text:style-name="Standard"/>
      <text:p text:style-name="P12"><text:soft-page-break/>*Special Note- <text:span text:style-name="T6">The following description of the first section of this budget is less concrete and more speculative (in figure reporting) than the second part of this particular budgets design. Please see the second portion of this two-page budget design for more tangible results. <text:s text:c="2"/>:)</text:span></text:p>
      <text:p text:style-name="P12"/>
      <text:p text:style-name="P12"/>
      <text:p text:style-name="P12"/>
      <text:p text:style-name="P12">Category</text:p>
      <text:p text:style-name="P12"/>
      <text:p text:style-name="P12">Inflows</text:p>
      <text:p text:style-name="Standard"/>
      <text:p text:style-name="Standard"/>
      <text:p text:style-name="Standard"><text:span text:style-name="T3">Net Sales</text:span>- <text:s text:c="3"/>Based on a conservative revenue accrued beginning at $1,000 only in the 8-9<text:span text:style-name="T1">th</text:span> month, then $1,500 the next, then $2,500 in the eleventh to twelfth month. We will be working hard at getting the word out but honestly don't expect a soluability until later in the year. I am open-minded to any and all suggestions on adjusting my expectations of my net sales rate but feel I am being realistic as well. Thge second year northward curve in net sales -as a contrast- will be <text:span text:style-name="T3">quite</text:span> an irony to the first year. Please bear with me.</text:p>
      <text:p text:style-name="Standard"/>
      <text:p text:style-name="Standard"/>
      <text:p text:style-name="Standard"><text:span text:style-name="T3">Cost of Goods</text:span>- <text:s/>The cost of goods here could cover more than one element of the business. "Office supplies" are covered below. There are little "physical" goods for this online entity. The "goods" in this type of <text:s/>business are online content. This section could be expanded into "employee training". (If that option is brought up amongst the founders.) Employee training will not happen in the first year. Specialized workers are picked from freelancer dot coms where they already have a "searchers biography" that describes that 'search expert' candidate.</text:p>
      <text:p text:style-name="Standard"/>
      <text:p text:style-name="Standard"/>
      <text:p text:style-name="Standard"><text:span text:style-name="T3">Merchandise Inventory, <text:s/>January 1</text:span>- There is no merchandise inventory.</text:p>
      <text:p text:style-name="P13"/>
      <text:p text:style-name="Standard"><text:span text:style-name="T3">Purchases</text:span>- Purchases in this business budget are miscellaneous and may amount to less than $25 a month.</text:p>
      <text:p text:style-name="P13"/>
      <text:p text:style-name="Standard"><text:span text:style-name="T3">Freight Charges</text:span>- There are no freight charges.</text:p>
      <text:p text:style-name="P13"/>
      <text:p text:style-name="Standard"><text:span text:style-name="T3">Total Merchandise Handled</text:span>- As far as employees handling precious cargo- there is none. This is a virtual enterprise. This category may touch on an employees responsibility in handling her or his own income strategies available at [working title dot com]. Other than that, there is no physical merchandise exchanging hands. This online business is intellectual transaction making and equity building in the form of saving people time and money identifying the proper search query for the customers.</text:p>
      <text:p text:style-name="Standard"/>
      <text:p text:style-name="Standard"><text:span text:style-name="T3">Less Inventory, December 31</text:span>- This figure will reflect any amounts in money that are derived from "Actual purchases" in this budget model. At this point there is no monetary figure to report from the "Actual" column. So there is no difference ('less') to report.</text:p>
      <text:p text:style-name="Standard"/>
      <text:p text:style-name="Standard"><text:span text:style-name="T3">Cost of Goods Sold</text:span>- In a superlative sense, there is a cost of goods sold when dealing with the study of economics but for simplicitys sake- there are no costs of goods.</text:p>
      <text:p text:style-name="Standard"/>
      <text:p text:style-name="P13">Gross Profit- <text:span text:style-name="T4">This item shall have to be self-evident if there is any figure left in this first section (of a total of <text:s/>two) in this budget.</text:span></text:p>
      <text:p text:style-name="Standard"><text:soft-page-break/></text:p>
      <text:p text:style-name="P13">Interest Income-<text:span text:style-name="T4"> The company is too young for interest income in that an accountant would have to design a well conceived plan to garner interst income. I have no monies planned for an accountant at this point.</text:span></text:p>
      <text:p text:style-name="P12"/>
      <text:p text:style-name="P12">Total Income- <text:span text:style-name="T6">At this time, nearly negligible.</text:span></text:p>
      <text:p text:style-name="P12"/>
      <text:p text:style-name="P12"/>
      <text:p text:style-name="P4">Expenses</text:p>
      <text:p text:style-name="P4"/>
      <text:p text:style-name="P7">Salaries-<text:span text:style-name="T4"> <text:s/>I have included the yearly salaries of myself and one other partner. Salaries for a total of two persons. The salaries in this budget are for two persons working a 40 hour work week. It is just enough to consider the cost of talent + drive that is replacing time and income that would be spent in another role for each person. These persons are: (a) Myself and (b) "said partner" that is nearing qualifying. I honestly have not decided on the best pick at this time but it is imminent. I cannot seriously consider myself as the sole "go to" in this start-up. The suggestion is unconceivable and pernicious at best. A partnership founded on equananimous trust will be synthesized imminently.</text:span></text:p>
      <text:p text:style-name="P10"/>
      <text:p text:style-name="P7">Utilities-<text:span text:style-name="T4"> This figure is in broadband charges. The divisor is 12 months for this figure. The server will be remote-controlled through administrative permissions and physically located on Amazon.com AWS and EC2 platforms respectively.</text:span></text:p>
      <text:p text:style-name="P11">Charges are minimal and increase based largely on broadband usage per customer. There is also a charge for per customer data usage but is factored in on Amazon pricing sheets. </text:p>
      <text:p text:style-name="P11">*Special Amazon promotion!</text:p>
      <text:p text:style-name="P11">"Inbound" data transfer is free untill November 2010!</text:p>
      <text:p text:style-name="P11">Outbound data transfer is free up to 1 GB!</text:p>
      <text:p text:style-name="P11">Please see:</text:p>
      <text:p text:style-name="P11"><text:a xlink:type="simple" xlink:href="http://aws.amazon.com/ec2/pricing/">http://aws.amazon.com/ec2/pricing/</text:a> for a short and informative breakdown of costs.</text:p>
      <text:p text:style-name="Table_20_Contents"><text:span text:style-name="T5">Also </text:span><text:a xlink:type="simple" xlink:href="http://calculator.s3.amazonaws.com/calc5.html">http://calculator.s3.amazonaws.com/calc5.html</text:a> <text:span text:style-name="T5">.</text:span></text:p>
      <text:p text:style-name="P11">There are 744 hours in a 31 day month. In the first two thirds of the year of the business, costs will be small. Amazon EC2 has considered "the start-up" (thankfully) in their hosting/server price sheets.</text:p>
      <text:p text:style-name="P10"/>
      <text:p text:style-name="P7">Rent-<text:span text:style-name="T4"> <text:s/>Rent in this budget is considered "Server rental" and is included in the requested budget figures described under 'Utilities'.</text:span></text:p>
      <text:p text:style-name="P10"/>
      <text:p text:style-name="P7">Office Supplies-<text:span text:style-name="T4"> <text:s/>Office supplies include the "cost of doing business", if you will. This figure is only for machines or miscellaneous tools that respond to the demand of other business demands on our infant business wanting to succeed and profit the real world. These tools are:</text:span></text:p>
      <text:p text:style-name="P11">A computer, one unforseen instance of purchasing a special piece of software, a printer/scanner/fax machine-in-one, an ink budget (or a new personal sized Kodak printer), paper, and 2 instances of unexpected miscellany (like a larger piece of paper (eg. an eraseable white board)).</text:p>
      <text:p text:style-name="P10"/>
      <text:p text:style-name="P7">Insurance (liability etc.)<text:span text:style-name="T4">- Insurance at this time is not included in this budget because insurance is viewed as only in terms of health and for the time being- a matter of ones own autonomous responsibility. There is no physical office for the founding members to convene in other than coffee shops, if you will. When we enter into Phase 2, we would very much love to have a family and individual benefits package planned for our most dedicated associates.</text:span></text:p>
      <text:p text:style-name="P10"/>
      <text:p text:style-name="P7">Advertising-<text:span text:style-name="T4"> <text:s/>Advertising is nearly "everything" about this proposed business plan. It is safe to say </text:span><text:soft-page-break/><text:span text:style-name="T4">that I am </text:span><text:span text:style-name="T7">"demonic"</text:span><text:span text:style-name="T4"> in behavior and attitude within this topic. <text:s/>It is a fundamental promotional philosophy of mine (based on Seth Godins axiom "Who cares (about your product)?") that if there is no *awareness and plenty of "forgetableness" then there is essentially no interest. And no one to blame except myself.</text:span></text:p>
      <text:p text:style-name="P11">Advertising is more time intensive in the first, start-up, phase. On a local level we would like to distribute a handheld paper stock color graphic to the surrounding eight universities in the Rochester, NY region alone. </text:p>
      <text:p text:style-name="P11">* For me "awareness" in this context is a mixture of carefully selected and timely executed spirits pouring out from private thoughts to large-scale public recognition and awareness. "Spirits" in this scenerio are the motivations behind correct 'public relations' tools and actions. When enacting 'Phase Two' of this business plan much of these responsibilities will go to Adify.com and the like. Our now 'medium-sized' company can then focus on the actions a medium-sized company needs to go to the next step...</text:p>
      <text:p text:style-name="P10"/>
      <text:p text:style-name="P7">Telephone- <text:s/>'<text:span text:style-name="T4">Telephone' is a single "family-plan" cellphone plan that will allow more than one cellphone recipient to use a business cellphone for "not-so-business" prices. Most plans include a free cell phone so I haven't included the price for one in the budget. <text:s/>:)</text:span></text:p>
      <text:p text:style-name="P10"/>
      <text:p text:style-name="P7">Travel and Entertainment-<text:span text:style-name="T4"> <text:s/>In this category only travel is considered. A vehicle gas budget figure and bus fare budget to coffee house meetings is delineated in this category. Also added in the 1</text:span><text:span text:style-name="T2">st</text:span><text:span text:style-name="T4"> year sum is gas and bus fare for local and neighboring states colleges and universities.</text:span></text:p>
      <text:p text:style-name="P10"/>
      <text:p text:style-name="P7">Dues &amp; Subscriptions-<text:span text:style-name="T4"> We have no dues or subscriptions and expect none during "Phase One" (our first twelve to thirteen months.)</text:span></text:p>
      <text:p text:style-name="P10"/>
      <text:p text:style-name="P7">Interest Paid-<text:span text:style-name="T4"> <text:s/>This category is considered the same as the 'interest income' category in Part 2 above</text:span>.</text:p>
      <text:p text:style-name="P10"/>
      <text:p text:style-name="P7">Repairs &amp; Maintenance-<text:span text:style-name="T4"> <text:s/>Repairs and Maintenance eare not anticipated to come about since any repairs and maintenance are directed at <text:s/>Amazon.com and their own independent responsibility towards their EC2 servers. We have a relationship with Amazon.com and pay for 'Repairs &amp; Maintenance' in our pricing agreement when we register with their service only once during our start with them. </text:span></text:p>
      <text:p text:style-name="P10"/>
      <text:p text:style-name="P7">Taxes &amp; Licenses-<text:span text:style-name="T4"> Taxes yes. Licensing no. Unless a license is warranted, I ahve not included <text:s/>a figure for this category. However taxes (W-9 forms) are the resposibility of search assistants who begin to make more than $500. Online Freelance websites are already aquainted with the IRS and have well established systems for helping freelancers report taxes honestly and accurately. We will also contract with online tax reporting dot coms to ensure we are working with a clear and productive conscience when it comes to income taxes.</text:span></text:p>
      <text:p text:style-name="P7"><text:span text:style-name="T4">The companies own owing taxes are generally only considered after "substantial gainful employment."</text:span></text:p>
      <text:p text:style-name="P8"/>
      <text:p text:style-name="P4"/>
      <text:p text:style-name="P4">Total Expenses <text:s/><text:span text:style-name="T6">-self explanatory.</text:span></text:p>
      <text:p text:style-name="P4"/>
      <text:p text:style-name="P4">Net Income <text:s/><text:span text:style-name="T6">-also self explanatory. <text:s/></text:span></text:p>
      <text:p text:style-name="P4"><text:span text:style-name="T6"/></text:p>
      <text:p text:style-name="P4"><text:span text:style-name="T6">Thank-you very much for reading this far. <text:s/>A"Phase Two" or "second year budget" is available momentarily... <text:s/>:)</text:span></text:p>
      <text:p text:style-name="P4"><text:span text:style-name="T6"/></text:p>
      <text:p text:style-name="P12"><text:soft-page-break/></text:p>
      <text:p text:style-name="P12"/>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verdana" svg:font-family="verdan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73in" fo:page-height="11.6925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footer>
        <text:p text:style-name="Footer"/>
      </style:footer>
    </style:master-page>
    <style:master-page style:name="Foot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4-16T11:32:02.64</meta:creation-date>
    <meta:editing-duration>PT03H41M26S</meta:editing-duration>
    <meta:editing-cycles>30</meta:editing-cycles>
    <meta:generator>OpenOffice.org/3.1$Win32 OpenOffice.org_project/310m19$Build-9420</meta:generator>
    <dc:date>2010-06-30T22:51:12.78</dc:date>
    <dc:creator>m c</dc:creator>
    <meta:document-statistic meta:table-count="1" meta:image-count="0" meta:object-count="0" meta:page-count="5" meta:paragraph-count="149" meta:word-count="1579" meta:character-count="9489"/>
    <meta:user-defined meta:name="Info 1"/>
    <meta:user-defined meta:name="Info 2"/>
    <meta:user-defined meta:name="Info 3"/>
    <meta:user-defined meta:name="Info 4"/>
  </office:meta>
</office:document-meta>
</file>